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date format for "Date of birth" fiel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the Date Picker of "Dte of birth" 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Select any date</text:p>
          </table:table-cell>
          <table:table-cell office:value-type="string" table:style-name="ce3">
            <text:p>Date is selec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"OK" button</text:p>
          </table:table-cell>
          <table:table-cell office:value-type="string" table:style-name="ce4">
            <text:p>Date picker is closed, and "Date of birth" field is<text:s/></text:p>
            <text:p>populated with selected date written in MM/DD/YYYY forma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47:10Z</meta:creation-date>
    <dc:date>2022-07-01T08:42:23Z</dc:date>
  </office:meta>
</office:document-meta>
</file>